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8" style:family="paragraph" style:parent-style-name="Standard" style:list-style-name="WW8Num2">
      <style:text-properties fo:font-weight="normal" style:font-weight-asian="normal" style:font-weight-complex="normal"/>
    </style:style>
    <style:style style:name="P9" style:family="paragraph" style:parent-style-name="Standard" style:list-style-name="WW8Num1">
      <style:text-properties fo:font-weight="normal" style:font-weight-asian="normal" style:font-weight-complex="normal"/>
    </style:style>
    <style:style style:name="P10" style:family="paragraph" style:parent-style-name="Standard" style:list-style-name="WW8Num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NIEL ROZENFELD</text:p>
      <text:p text:style-name="P1">danielrozenfeld2@gmail.com 312/608-0062</text:p>
      <text:p text:style-name="P1"/>
      <text:p text:style-name="P2">EDUCATION</text:p>
      <text:p text:style-name="P2"/>
      <text:p text:style-name="Standard"><text:span text:style-name="T1">Harvey Mudd College</text:span>, Claremont, CA</text:p>
      <text:p text:style-name="Standard">Bachelor of Science in Mathematics, graduated May 2011</text:p>
      <text:p text:style-name="Standard"/>
      <text:p text:style-name="P2">Honors</text:p>
      <text:p text:style-name="Standard">Dean’s List at Harvey Mudd College<text:tab/><text:tab/><text:tab/><text:tab/><text:tab/><text:tab/><text:tab/><text:tab/> Spring, 2010</text:p>
      <text:p text:style-name="Standard">Competed in the Mathematical Competition in Modeling on one of HMC’s teams<text:tab/> <text:s text:c="2"/>2009 - 2011 <text:tab/>Received designation of Meritorious Winner in the competition<text:tab/><text:tab/><text:tab/> <text:s text:c="2"/>2010 - 2011</text:p>
      <text:p text:style-name="Standard">National Merit Scholar Commended Student<text:tab/><text:tab/><text:tab/> <text:s/><text:tab/><text:tab/><text:tab/> <text:s text:c="13"/>2007</text:p>
      <text:p text:style-name="Standard"/>
      <text:p text:style-name="P2">WORK / RESEARCH EXPERIENCE</text:p>
      <text:p text:style-name="P4"><text:span text:style-name="T2">High Frequency Trader, Allston Trading, Chicago, IL<text:tab/><text:tab/><text:tab/><text:tab/><text:tab/></text:span><text:span text:style-name="T3">6/11 - present</text:span></text:p>
      <text:list xml:id="list7870626007931094473" text:style-name="WW8Num2">
        <text:list-item>
          <text:p text:style-name="P8">Trade dozens of profitable grey and black box trading strategies</text:p>
        </text:list-item>
        <text:list-item>
          <text:p text:style-name="P8">Create visualizations and deliver research presentations to upper management</text:p>
        </text:list-item>
        <text:list-item>
          <text:p text:style-name="P8">Build and improve the research pipeline of a trading group with long term goals in mind</text:p>
        </text:list-item>
        <text:list-item>
          <text:p text:style-name="P8">Research, validate, improve, and deploy predictive financial models created from large data sets</text:p>
        </text:list-item>
        <text:list-item>
          <text:p text:style-name="P8">Perform cost/benefit analysis of potential long term research projects and methodologies</text:p>
        </text:list-item>
        <text:list-item>
          <text:p text:style-name="P8">Interview and provide recommendations on prospective employees</text:p>
        </text:list-item>
      </text:list>
      <text:p text:style-name="P5"/>
      <text:p text:style-name="Standard"><text:span text:style-name="T1">Community of Ordinary Differential Equations Educators, Claremont, CA<text:tab/><text:tab/></text:span>9/10 – 5/11</text:p>
      <text:p text:style-name="Standard"><text:span text:style-name="T1"><text:s text:c="6"/></text:span>-<text:span text:style-name="T1"> <text:s text:c="4"/></text:span>A collaborative effort started by mathematics professors</text:p>
      <text:p text:style-name="Standard"><text:s text:c="6"/>- <text:s text:c="4"/>Assisted in the software development of an open source differential equations solver</text:p>
      <text:p text:style-name="P5"><text:s text:c="6"/>- <text:s text:c="4"/>Worked on a four-person team to improve the software’s numerical methods and robustness</text:p>
      <text:p text:style-name="P3"/>
      <text:p text:style-name="Standard"><text:span text:style-name="T1">Researcher, Claremont McKenna Math Department, Claremont, CA<text:tab/><text:tab/><text:tab/></text:span>6/10 – 9/10</text:p>
      <text:p text:style-name="P6">- <text:s text:c="4"/>Worked under NSF Career grant DMS-05-48153 as part of a three-person team</text:p>
      <text:list xml:id="list6124069788729675981" text:style-name="WW8Num3">
        <text:list-item>
          <text:p text:style-name="P10">Coded simulations of random processes and conducted research in the field of Probability </text:p>
        </text:list-item>
        <text:list-item>
          <text:p text:style-name="P10"><text:span text:style-name="T3">Coauthored a paper entitled “Bounds on the Artificial Phase Transition for Perfect Simulation of Hard Core Gibbs Processes” that contains research results. <text:s/>Published by </text:span><text:span text:style-name="T4">Involve</text:span><text:span text:style-name="T5"> on 04/14/2013</text:span></text:p>
        </text:list-item>
      </text:list>
      <text:p text:style-name="P5"/>
      <text:p text:style-name="Standard"><text:span text:style-name="T1">Teacher’s Assistant, HMC Math Department, Claremont, CA<text:tab/><text:tab/><text:tab/><text:tab/></text:span>9/10 – 12/10</text:p>
      <text:list xml:id="list1686431874" text:continue-list="list7870626007931094473" text:style-name="WW8Num2">
        <text:list-item>
          <text:p text:style-name="P8">Graded homework assignments for a course in Stochastic Processes</text:p>
        </text:list-item>
      </text:list>
      <text:p text:style-name="P5"/>
      <text:p text:style-name="Standard"><text:span text:style-name="T1">Financial Intern, Chesley, Taft, and Associates LLC., Chicago, IL<text:tab/><text:tab/><text:tab/></text:span>7/08 – 8/08</text:p>
      <text:p text:style-name="Standard"><text:s text:c="6"/>- <text:s text:c="4"/>Reviewed stocks and presented trading suggestions to a portfolio manager</text:p>
      <text:list xml:id="list6676895107144168357" text:style-name="WW8Num1">
        <text:list-item>
          <text:p text:style-name="P9">Worked on a two-person team to create databases of bond information, clientele data, and investor relations departments</text:p>
        </text:list-item>
      </text:list>
      <text:p text:style-name="Standard"/>
      <text:p text:style-name="P2">COMPUTER SKILLS</text:p>
      <text:p text:style-name="Standard">Proficient in Python (have worked with N<text:span text:style-name="T3">umpy, Scipy, and Pandas)</text:span>, Linux,<text:span text:style-name="T3"> </text:span>and <text:s/>Microsoft Excel</text:p>
      <text:p text:style-name="P5">Have experience with version control (Mercurial), R, Vim, Racket, C++, and Java</text:p>
      <text:p text:style-name="P2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1z0" style:family="text">
      <style:text-properties style:font-name="Times New Roman" style:font-name-asian="Times New Roman"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138in" fo:text-indent="-0.2638in" fo:margin-left="0.5138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138in" fo:text-indent="-0.2638in" fo:margin-left="0.5138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17:14:29</meta:creation-date>
    <dc:date>2015-01-25T10:06:59</dc:date>
    <meta:editing-duration>PT51M44S</meta:editing-duration>
    <meta:editing-cycles>48</meta:editing-cycles>
    <meta:generator>OpenOffice.org/3.4.1$Unix OpenOffice.org_project/341m1$Build-9593</meta:generator>
    <meta:document-statistic meta:table-count="0" meta:image-count="0" meta:object-count="0" meta:page-count="2" meta:paragraph-count="33" meta:word-count="345" meta:character-count="2409"/>
  </office:meta>
</office:document-meta>
</file>